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01cm" svg:stroke-color="#0078aa" draw:fill="none" draw:fill-color="#ffffff" fo:padding-top="-0.049cm" fo:padding-bottom="-0.049cm" fo:padding-left="-0.049cm" fo:padding-right="-0.049cm"/>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96d4"/>
    </style:style>
    <style:style style:name="gr5" style:family="graphic" style:parent-style-name="standard">
      <style:graphic-properties draw:stroke="none" svg:stroke-width="0.001cm" draw:fill-color="#005a80"/>
    </style:style>
    <style:style style:name="gr6" style:family="graphic" style:parent-style-name="standard">
      <style:graphic-properties draw:stroke="none" svg:stroke-width="0.001cm" draw:fill-color="#000000"/>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draw:stroke="none" svg:stroke-width="0.001cm" draw:fill-color="#ffffff"/>
    </style:style>
    <style:style style:name="gr9" style:family="graphic" style:parent-style-name="standard">
      <style:graphic-properties svg:stroke-width="0.001cm" svg:stroke-color="#003c55" draw:fill="none" draw:fill-color="#ffffff" fo:padding-top="-0.049cm" fo:padding-bottom="-0.049cm" fo:padding-left="-0.049cm" fo:padding-right="-0.049cm"/>
    </style:style>
    <style:style style:name="gr10" style:family="graphic" style:parent-style-name="standard">
      <style:graphic-properties svg:stroke-width="0.001cm" svg:stroke-color="#cf0e30" draw:fill="none" draw:fill-color="#ffffff" fo:padding-top="-0.049cm" fo:padding-bottom="-0.049cm" fo:padding-left="-0.049cm" fo:padding-right="-0.049cm"/>
    </style:style>
    <style:style style:name="gr11" style:family="graphic" style:parent-style-name="standard">
      <style:graphic-properties draw:stroke="none" svg:stroke-width="0.001cm" draw:fill-color="#0078aa"/>
    </style:style>
    <style:style style:name="gr12" style:family="graphic" style:parent-style-name="standard">
      <style:graphic-properties draw:stroke="none" svg:stroke-width="0.001cm" draw:fill-color="#222222"/>
    </style:style>
    <style:style style:name="gr13" style:family="graphic" style:parent-style-name="standard">
      <style:graphic-properties draw:stroke="none" svg:stroke-width="0.001cm" draw:fill-color="#a5a585"/>
    </style:style>
    <style:style style:name="gr14" style:family="graphic" style:parent-style-name="standard">
      <style:graphic-properties draw:stroke="none" svg:stroke-width="0.001cm" draw:fill-color="#ffc2aa"/>
    </style:style>
    <style:style style:name="gr15" style:family="graphic" style:parent-style-name="standard">
      <style:graphic-properties draw:stroke="none" svg:stroke-width="0.001cm" draw:fill-color="#008077"/>
    </style:style>
    <style:style style:name="gr16" style:family="graphic" style:parent-style-name="standard">
      <style:graphic-properties draw:stroke="none" svg:stroke-width="0.001cm" draw:fill-color="#aaaaaa"/>
    </style:style>
    <style:style style:name="gr17" style:family="graphic" style:parent-style-name="standard">
      <style:graphic-properties svg:stroke-width="0.001cm" svg:stroke-color="#b7b79d" draw:fill="none" draw:fill-color="#ffffff" fo:padding-top="-0.049cm" fo:padding-bottom="-0.049cm" fo:padding-left="-0.049cm" fo:padding-right="-0.049cm"/>
    </style:style>
    <style:style style:name="gr18" style:family="graphic" style:parent-style-name="standard">
      <style:graphic-properties draw:stroke="none" svg:stroke-width="0.001cm" draw:fill-color="#b7b79d"/>
    </style:style>
  </office:automatic-styles>
  <office:body>
    <office:drawing>
      <draw:page draw:name="page1" draw:style-name="dp1" draw:master-page-name="Default">
        <draw:g>
          <draw:glue-point draw:id="4" svg:x="-2.042cm" svg:y="-5cm"/>
          <draw:glue-point draw:id="5" svg:x="-0.327cm" svg:y="5cm"/>
          <draw:glue-point draw:id="6" svg:x="-5cm" svg:y="-1.209cm"/>
          <draw:glue-point draw:id="7" svg:x="5cm" svg:y="-1.707cm"/>
          <draw:glue-point draw:id="8" svg:x="-0.592cm" svg:y="-0.729cm"/>
          <draw:polyline draw:style-name="gr1" draw:layer="layout" svg:width="0.168cm" svg:height="0.104cm" svg:x="1.272cm" svg:y="0.612cm" svg:viewBox="0 0 169 105" draw:points="156,105 158,101 160,98 162,95 164,92 165,88 166,85 167,82 168,78 168,74 169,71 169,68 168,64 168,60 167,57 166,54 165,50 164,47 162,44 160,40 158,37 156,34 154,31 151,28 148,26 146,23 142,20 139,18 136,16 132,13 128,11 124,9 120,8 116,6 112,5 108,3 103,3 99,2 94,1 90,0 85,0 81,0 76,0 72,0 67,0 62,0 58,1 54,2 49,3 45,4 40,5 36,7 32,9 28,10 25,12 21,15 17,17 14,19 11,22 8,25 5,27 3,30 0,33">
            <text:p/>
          </draw:polyline>
          <draw:polyline draw:style-name="gr2" draw:layer="layout" svg:width="0.16cm" svg:height="0.097cm" svg:x="1.28cm" svg:y="0.621cm" svg:viewBox="0 0 161 98" draw:points="149,98 151,94 153,91 155,88 156,85 157,82 158,79 159,76 160,73 160,69 161,66 161,63 160,59 160,56 159,53 158,50 157,46 155,43 154,40 152,37 150,34 148,32 146,29 143,26 141,23 138,21 135,19 132,16 128,14 125,12 122,10 118,8 114,7 110,6 106,4 102,3 98,2 93,1 89,0 85,0 81,0 76,0 72,0 67,0 63,0 59,0 55,1 50,2 46,3 42,4 38,6 34,7 30,8 26,10 23,12 19,14 16,16 13,18 10,21 7,23 4,26 2,28 0,31">
            <text:p/>
          </draw:polyline>
          <draw:polygon draw:style-name="gr3" draw:layer="layout" svg:width="0.561cm" svg:height="0.06cm" svg:x="0.793cm" svg:y="0.552cm" svg:viewBox="0 0 562 61" draw:points="0,61 69,0 562,0 501,61">
            <text:p/>
          </draw:polygon>
          <draw:polygon draw:style-name="gr2" draw:layer="layout" svg:width="0.561cm" svg:height="0.06cm" svg:x="0.793cm" svg:y="0.552cm" svg:viewBox="0 0 562 61" draw:points="0,61 69,0 562,0 501,61">
            <text:p/>
          </draw:polygon>
          <draw:polygon draw:style-name="gr4" draw:layer="layout" svg:width="0.5cm" svg:height="0.095cm" svg:x="0.793cm" svg:y="0.612cm" svg:viewBox="0 0 501 96" draw:points="0,0 501,0 501,96 0,96">
            <text:p/>
          </draw:polygon>
          <draw:polygon draw:style-name="gr2" draw:layer="layout" svg:width="0.5cm" svg:height="0.095cm" svg:x="0.793cm" svg:y="0.612cm" svg:viewBox="0 0 501 96" draw:points="0,0 501,0 501,96 0,96">
            <text:p/>
          </draw:polygon>
          <draw:polygon draw:style-name="gr5" draw:layer="layout" svg:width="0.06cm" svg:height="0.155cm" svg:x="1.293cm" svg:y="0.552cm" svg:viewBox="0 0 61 156" draw:points="0,156 61,86 61,0 0,60">
            <text:p/>
          </draw:polygon>
          <draw:polygon draw:style-name="gr2" draw:layer="layout" svg:width="0.06cm" svg:height="0.155cm" svg:x="1.293cm" svg:y="0.552cm" svg:viewBox="0 0 61 156" draw:points="0,156 61,86 61,0 0,60">
            <text:p/>
          </draw:polygon>
          <draw:polygon draw:style-name="gr6" draw:layer="layout" svg:width="0.535cm" svg:height="0.052cm" svg:x="0.81cm" svg:y="0.552cm" svg:viewBox="0 0 536 53" draw:points="0,53 51,0 536,0 484,53">
            <text:p/>
          </draw:polygon>
          <draw:polygon draw:style-name="gr7" draw:layer="layout" svg:width="0.535cm" svg:height="0.052cm" svg:x="0.81cm" svg:y="0.552cm" svg:viewBox="0 0 536 53" draw:points="0,53 51,0 536,0 484,53">
            <text:p/>
          </draw:polygon>
          <draw:polygon draw:style-name="gr3" draw:layer="layout" svg:width="0.552cm" svg:height="0.052cm" svg:x="0.793cm" svg:y="0.155cm" svg:viewBox="0 0 553 53" draw:points="0,53 60,0 553,0 501,53">
            <text:p/>
          </draw:polygon>
          <draw:polygon draw:style-name="gr2" draw:layer="layout" svg:width="0.552cm" svg:height="0.052cm" svg:x="0.793cm" svg:y="0.155cm" svg:viewBox="0 0 553 53" draw:points="0,53 60,0 553,0 501,53">
            <text:p/>
          </draw:polygon>
          <draw:polygon draw:style-name="gr4" draw:layer="layout" svg:width="0.5cm" svg:height="0.388cm" svg:x="0.793cm" svg:y="0.207cm" svg:viewBox="0 0 501 389" draw:points="0,0 501,0 501,389 0,389">
            <text:p/>
          </draw:polygon>
          <draw:polygon draw:style-name="gr2" draw:layer="layout" svg:width="0.499cm" svg:height="0.388cm" svg:x="0.793cm" svg:y="0.207cm" svg:viewBox="0 0 500 389" draw:points="0,0 500,0 500,389 0,389">
            <text:p/>
          </draw:polygon>
          <draw:polygon draw:style-name="gr8" draw:layer="layout" svg:width="0.414cm" svg:height="0.302cm" svg:x="0.836cm" svg:y="0.25cm" svg:viewBox="0 0 415 303" draw:points="0,0 415,0 415,303 0,303">
            <text:p/>
          </draw:polygon>
          <draw:polygon draw:style-name="gr9" draw:layer="layout" svg:width="0.414cm" svg:height="0.301cm" svg:x="0.836cm" svg:y="0.25cm" svg:viewBox="0 0 415 302" draw:points="0,0 415,0 415,302 0,302">
            <text:p/>
          </draw:polygon>
          <draw:polygon draw:style-name="gr5" draw:layer="layout" svg:width="0.052cm" svg:height="0.431cm" svg:x="1.293cm" svg:y="0.155cm" svg:viewBox="0 0 53 432" draw:points="0,432 53,380 53,0 0,51">
            <text:p/>
          </draw:polygon>
          <draw:polygon draw:style-name="gr2" draw:layer="layout" svg:width="0.052cm" svg:height="0.431cm" svg:x="1.293cm" svg:y="0.155cm" svg:viewBox="0 0 53 432" draw:points="0,432 53,380 53,0 0,51">
            <text:p/>
          </draw:polygon>
          <draw:polygon draw:style-name="gr3" draw:layer="layout" svg:width="0.621cm" svg:height="0.095cm" svg:x="0.698cm" svg:y="0.69cm" svg:viewBox="0 0 622 96" draw:points="0,96 77,0 622,0 544,96">
            <text:p/>
          </draw:polygon>
          <draw:polygon draw:style-name="gr2" draw:layer="layout" svg:width="0.621cm" svg:height="0.095cm" svg:x="0.698cm" svg:y="0.69cm" svg:viewBox="0 0 622 96" draw:points="0,96 77,0 622,0 544,96">
            <text:p/>
          </draw:polygon>
          <draw:polygon draw:style-name="gr5" draw:layer="layout" svg:width="0.078cm" svg:height="0.112cm" svg:x="1.242cm" svg:y="0.69cm" svg:viewBox="0 0 79 113" draw:points="0,113 79,34 79,0 0,95">
            <text:p/>
          </draw:polygon>
          <draw:polygon draw:style-name="gr2" draw:layer="layout" svg:width="0.078cm" svg:height="0.112cm" svg:x="1.242cm" svg:y="0.69cm" svg:viewBox="0 0 79 113" draw:points="0,113 79,34 79,0 0,95">
            <text:p/>
          </draw:polygon>
          <draw:polygon draw:style-name="gr4" draw:layer="layout" svg:width="0.543cm" svg:height="0.017cm" svg:x="0.698cm" svg:y="0.784cm" svg:viewBox="0 0 544 18" draw:points="0,0 544,0 544,18 0,18">
            <text:p/>
          </draw:polygon>
          <draw:polygon draw:style-name="gr2" draw:layer="layout" svg:width="0.543cm" svg:height="0.017cm" svg:x="0.698cm" svg:y="0.784cm" svg:viewBox="0 0 544 18" draw:points="0,0 544,0 544,18 0,18">
            <text:p/>
          </draw:polygon>
          <draw:polygon draw:style-name="gr3" draw:layer="layout" svg:width="0.112cm" svg:height="0.052cm" svg:x="1.345cm" svg:y="0.715cm" svg:viewBox="0 0 113 53" draw:points="0,53 43,0 113,0 69,53">
            <text:p/>
          </draw:polygon>
          <draw:polygon draw:style-name="gr2" draw:layer="layout" svg:width="0.112cm" svg:height="0.052cm" svg:x="1.345cm" svg:y="0.715cm" svg:viewBox="0 0 113 53" draw:points="0,53 43,0 113,0 69,53">
            <text:p/>
          </draw:polygon>
          <draw:polygon draw:style-name="gr5" draw:layer="layout" svg:width="0.043cm" svg:height="0.069cm" svg:x="1.414cm" svg:y="0.715cm" svg:viewBox="0 0 44 70" draw:points="0,70 44,35 44,0 0,52">
            <text:p/>
          </draw:polygon>
          <draw:polygon draw:style-name="gr2" draw:layer="layout" svg:width="0.043cm" svg:height="0.069cm" svg:x="1.414cm" svg:y="0.715cm" svg:viewBox="0 0 44 70" draw:points="0,70 44,35 44,0 0,52">
            <text:p/>
          </draw:polygon>
          <draw:polygon draw:style-name="gr4" draw:layer="layout" svg:width="0.069cm" svg:height="0.017cm" svg:x="1.345cm" svg:y="0.767cm" svg:viewBox="0 0 70 18" draw:points="0,0 70,0 70,18 0,18">
            <text:p/>
          </draw:polygon>
          <draw:polygon draw:style-name="gr2" draw:layer="layout" svg:width="0.069cm" svg:height="0.017cm" svg:x="1.345cm" svg:y="0.767cm" svg:viewBox="0 0 70 18" draw:points="0,0 70,0 70,18 0,18">
            <text:p/>
          </draw:polygon>
          <draw:polyline draw:style-name="gr10" draw:layer="layout" svg:width="0.172cm" svg:height="0.026cm" svg:x="0.949cm" svg:y="0.327cm" svg:viewBox="0 0 173 27" draw:points="0,0 103,0 77,27 173,27">
            <text:p/>
          </draw:polyline>
          <draw:polyline draw:style-name="gr10" draw:layer="layout" svg:width="0.103cm" svg:height="0.138cm" svg:x="0.931cm" svg:y="0.327cm" svg:viewBox="0 0 104 139" draw:points="0,0 78,78 43,78 104,139">
            <text:p/>
          </draw:polyline>
          <draw:polyline draw:style-name="gr10" draw:layer="layout" svg:width="0.104cm" svg:height="0.138cm" svg:x="1.052cm" svg:y="0.327cm" svg:viewBox="0 0 105 139" draw:points="105,0 26,78 61,78 0,139">
            <text:p/>
          </draw:polyline>
          <draw:polygon draw:style-name="gr11" draw:layer="layout" svg:width="0.129cm" svg:height="0.043cm" svg:x="0.862cm" svg:y="0.336cm" svg:viewBox="0 0 130 44" draw:points="130,21 130,20 129,19 129,18 128,17 127,16 127,15 125,14 124,13 123,12 121,11 120,10 118,9 116,8 114,7 112,6 109,5 107,5 104,4 102,4 99,3 96,2 93,2 90,1 87,0 84,0 81,0 78,0 74,0 71,0 68,0 65,0 61,0 58,0 55,0 52,0 48,0 45,0 42,0 39,1 36,2 33,2 30,3 27,4 25,4 22,5 20,5 17,6 15,7 13,8 11,9 10,10 8,11 6,12 5,13 4,14 3,15 2,16 1,17 0,18 0,19 0,20 0,21 0,22 0,24 0,25 1,26 2,27 3,28 4,29 5,30 6,31 8,32 10,33 11,34 13,35 15,36 17,36 20,37 22,38 25,39 27,40 30,40 33,41 36,41 39,42 42,42 45,42 48,43 52,43 55,43 58,44 61,44 65,44 68,44 71,44 74,43 78,43 81,43 84,42 87,42 90,42 93,41 96,41 99,40 102,40 104,39 107,38 109,37 112,36 114,36 116,35 118,34 120,33 121,32 123,31 124,30 125,29 127,28 127,27 128,26 129,25 129,24 130,22">
            <text:p/>
          </draw:polygon>
          <draw:polygon draw:style-name="gr2" draw:layer="layout" svg:width="0.121cm" svg:height="0.034cm" svg:x="0.862cm" svg:y="0.336cm" svg:viewBox="0 0 122 35" draw:points="122,17 122,16 121,15 121,14 120,14 119,13 119,12 118,11 116,10 115,10 114,8 112,8 111,7 108,7 107,5 105,5 102,4 100,4 98,3 95,3 93,2 90,2 87,1 85,1 82,0 79,0 76,0 73,0 70,0 67,0 63,0 60,0 58,0 54,0 51,0 48,0 45,0 42,0 39,0 36,1 34,1 31,2 29,2 26,3 23,3 21,4 19,4 16,5 14,5 13,7 10,7 9,8 7,8 6,10 5,10 4,11 2,12 2,13 1,14 0,14 0,15 0,16 0,17 0,18 0,18 0,20 1,21 2,21 2,22 4,23 5,24 6,25 7,26 9,26 10,27 13,28 14,29 16,29 19,29 21,30 23,31 26,31 29,32 31,32 34,33 36,33 39,34 42,34 45,34 48,34 51,34 54,35 58,35 60,35 63,35 67,35 70,34 73,34 76,34 79,34 82,34 85,33 87,33 90,32 93,32 95,31 98,31 100,30 102,29 105,29 107,29 108,28 111,27 112,26 114,26 115,25 116,24 118,23 119,22 119,21 120,21 121,20 121,18 122,18">
            <text:p/>
          </draw:polygon>
          <draw:polygon draw:style-name="gr11" draw:layer="layout" svg:width="0.129cm" svg:height="0.034cm" svg:x="0.862cm" svg:y="0.327cm" svg:viewBox="0 0 130 35" draw:points="0,0 0,35 130,35 130,0">
            <text:p/>
          </draw:polygon>
          <draw:polygon draw:style-name="gr3" draw:layer="layout" svg:width="0.129cm" svg:height="0.043cm" svg:x="0.862cm" svg:y="0.301cm" svg:viewBox="0 0 130 44" draw:points="130,22 130,21 129,19 129,18 128,18 127,16 127,15 125,14 124,13 123,12 121,11 120,10 118,9 116,8 114,7 112,7 109,6 107,5 104,4 102,4 99,3 96,3 93,2 90,1 87,1 84,1 81,0 78,0 74,0 71,0 68,0 65,0 61,0 58,0 55,0 52,0 48,0 45,1 42,1 39,1 36,2 33,3 30,3 27,4 25,4 22,5 20,6 17,7 15,7 13,8 11,9 10,10 8,11 6,12 5,13 4,14 3,15 2,16 1,18 0,18 0,19 0,21 0,22 0,23 0,24 0,25 1,26 2,27 3,28 4,29 5,30 6,31 8,32 10,33 11,34 13,35 15,36 17,37 20,38 22,38 25,39 27,40 30,40 33,41 36,41 39,42 42,42 45,43 48,43 52,43 55,43 58,44 61,44 65,44 68,44 71,44 74,43 78,43 81,43 84,43 87,42 90,42 93,41 96,41 99,40 102,40 104,39 107,38 109,38 112,37 114,36 116,35 118,34 120,33 121,32 123,31 124,30 125,29 127,28 127,27 128,26 129,25 129,24 130,23">
            <text:p/>
          </draw:polygon>
          <draw:polygon draw:style-name="gr2" draw:layer="layout" svg:width="0.121cm" svg:height="0.034cm" svg:x="0.862cm" svg:y="0.302cm" svg:viewBox="0 0 122 35" draw:points="122,17 122,16 121,15 121,14 120,13 119,13 119,12 118,11 116,10 115,9 114,8 112,8 111,7 108,7 107,5 105,5 102,4 100,4 98,3 95,3 93,2 90,2 87,1 85,1 82,0 79,0 76,0 73,0 70,0 67,0 63,0 60,0 58,0 54,0 51,0 48,0 45,0 42,0 39,0 36,1 34,1 31,2 29,2 26,3 23,3 21,4 19,4 16,5 14,5 13,7 10,7 9,8 7,8 6,9 5,10 4,11 2,12 2,13 1,13 0,14 0,15 0,16 0,17 0,18 0,18 0,20 1,21 2,21 2,22 4,23 5,24 6,25 7,26 9,26 10,27 13,28 14,29 16,29 19,29 21,30 23,31 26,31 29,32 31,32 34,33 36,33 39,34 42,34 45,34 48,34 51,34 54,35 58,35 60,35 63,35 67,35 70,34 73,34 76,34 79,34 82,34 85,33 87,33 90,32 93,32 95,31 98,31 100,30 102,29 105,29 107,29 108,28 111,27 112,26 114,26 115,25 116,24 118,23 119,22 119,21 120,21 121,20 121,18 122,18">
            <text:p/>
          </draw:polygon>
          <draw:polygon draw:style-name="gr6" draw:layer="layout" svg:width="0.043cm" svg:height="0.017cm" svg:x="0.931cm" svg:y="0.31cm" svg:viewBox="0 0 44 18" draw:points="0,9 8,18 26,9 44,9 35,0 8,0 17,0">
            <text:p/>
          </draw:polygon>
          <draw:polygon draw:style-name="gr6" draw:layer="layout" svg:width="0.043cm" svg:height="0.017cm" svg:x="0.879cm" svg:y="0.327cm" svg:viewBox="0 0 44 18" draw:points="44,0 35,0 17,9 0,9 8,18 35,18 26,9">
            <text:p/>
          </draw:polygon>
          <draw:polygon draw:style-name="gr6" draw:layer="layout" svg:width="0.034cm" svg:height="0.017cm" svg:x="0.888cm" svg:y="0.31cm" svg:viewBox="0 0 35 18" draw:points="0,0 8,0 26,9 35,9 35,18 8,18 17,9">
            <text:p/>
          </draw:polygon>
          <draw:polygon draw:style-name="gr6" draw:layer="layout" svg:width="0.043cm" svg:height="0.017cm" svg:x="0.922cm" svg:y="0.327cm" svg:viewBox="0 0 44 18" draw:points="44,9 35,18 17,9 0,9 9,0 35,0 26,0">
            <text:p/>
          </draw:polygon>
          <draw:polygon draw:style-name="gr8" draw:layer="layout" svg:width="0.043cm" svg:height="0.017cm" svg:x="0.931cm" svg:y="0.31cm" svg:viewBox="0 0 44 18" draw:points="0,9 8,18 26,9 44,9 35,0 8,0 17,9">
            <text:p/>
          </draw:polygon>
          <draw:polygon draw:style-name="gr8" draw:layer="layout" svg:width="0.043cm" svg:height="0.017cm" svg:x="0.879cm" svg:y="0.327cm" svg:viewBox="0 0 44 18" draw:points="44,9 35,0 17,9 0,9 8,18 35,18 26,9">
            <text:p/>
          </draw:polygon>
          <draw:polygon draw:style-name="gr8" draw:layer="layout" svg:width="0.043cm" svg:height="0.017cm" svg:x="0.888cm" svg:y="0.31cm" svg:viewBox="0 0 44 18" draw:points="0,9 8,0 26,9 44,9 34,18 8,18 17,9">
            <text:p/>
          </draw:polygon>
          <draw:polygon draw:style-name="gr8" draw:layer="layout" svg:width="0.034cm" svg:height="0.017cm" svg:x="0.931cm" svg:y="0.327cm" svg:viewBox="0 0 35 18" draw:points="35,18 26,18 8,9 0,9 0,0 26,0 17,9">
            <text:p/>
          </draw:polygon>
          <draw:line draw:style-name="gr2" draw:layer="layout" svg:x1="0.862cm" svg:y1="0.319cm" svg:x2="0.862cm" svg:y2="0.354cm">
            <text:p/>
          </draw:line>
          <draw:line draw:style-name="gr2" draw:layer="layout" svg:x1="0.983cm" svg:y1="0.319cm" svg:x2="0.983cm" svg:y2="0.354cm">
            <text:p/>
          </draw:line>
          <draw:polygon draw:style-name="gr11" draw:layer="layout" svg:width="0.129cm" svg:height="0.043cm" svg:x="1.095cm" svg:y="0.336cm" svg:viewBox="0 0 130 44" draw:points="130,21 130,20 129,19 129,18 128,17 128,16 126,15 126,14 124,13 123,12 121,11 120,10 118,9 116,8 114,7 112,6 109,5 107,5 104,4 102,4 99,3 96,2 93,2 90,1 87,0 84,0 81,0 78,0 74,0 71,0 68,0 65,0 61,0 58,0 55,0 52,0 48,0 45,0 42,0 39,1 36,2 33,2 30,3 27,4 25,4 22,5 20,5 17,6 15,7 13,8 11,9 9,10 7,11 6,12 5,13 3,14 2,15 1,16 1,17 0,18 0,19 0,20 0,21 0,22 0,24 0,25 1,26 1,27 2,28 3,29 5,30 6,31 7,32 9,33 11,34 13,35 15,36 17,36 20,37 22,38 25,39 27,40 30,40 33,41 36,41 39,42 42,42 45,42 48,43 52,43 55,43 58,44 61,44 65,44 68,44 71,44 74,43 78,43 81,43 84,42 87,42 90,42 93,41 96,41 99,40 102,40 104,39 107,38 109,37 112,36 114,36 116,35 118,34 120,33 121,32 123,31 124,30 126,29 126,28 128,27 128,26 129,25 129,24 130,22">
            <text:p/>
          </draw:polygon>
          <draw:polygon draw:style-name="gr2" draw:layer="layout" svg:width="0.121cm" svg:height="0.034cm" svg:x="1.095cm" svg:y="0.336cm" svg:viewBox="0 0 122 35" draw:points="122,17 122,16 121,15 121,14 120,14 119,13 119,12 118,11 116,10 115,10 114,8 112,8 111,7 108,7 107,5 105,5 102,4 100,4 98,3 95,3 93,2 90,2 87,1 85,1 82,0 79,0 76,0 73,0 70,0 67,0 63,0 61,0 58,0 55,0 52,0 48,0 45,0 42,0 39,0 36,1 34,1 31,2 29,2 26,3 23,3 21,4 19,4 17,5 14,5 13,7 10,7 9,8 7,8 6,10 5,10 4,11 2,12 2,13 1,14 0,14 0,15 0,16 0,17 0,18 0,18 0,20 1,21 2,21 2,22 4,23 5,24 6,25 7,26 9,26 10,27 13,28 14,29 17,29 19,29 21,30 23,31 26,31 29,32 31,32 34,33 36,33 39,34 42,34 45,34 48,34 52,34 55,35 58,35 61,35 63,35 67,35 70,34 73,34 76,34 79,34 82,34 85,33 87,33 90,32 93,32 95,31 98,31 100,30 102,29 105,29 107,29 108,28 111,27 112,26 114,26 115,25 116,24 118,23 119,22 119,21 120,21 121,20 121,18 122,18">
            <text:p/>
          </draw:polygon>
          <draw:polygon draw:style-name="gr11" draw:layer="layout" svg:width="0.129cm" svg:height="0.034cm" svg:x="1.095cm" svg:y="0.327cm" svg:viewBox="0 0 130 35" draw:points="0,0 0,35 130,35 130,0">
            <text:p/>
          </draw:polygon>
          <draw:polygon draw:style-name="gr3" draw:layer="layout" svg:width="0.129cm" svg:height="0.043cm" svg:x="1.095cm" svg:y="0.301cm" svg:viewBox="0 0 130 44" draw:points="130,22 130,21 129,19 129,18 128,18 128,16 126,15 126,14 124,13 123,12 121,11 120,10 118,9 116,8 114,7 112,7 109,6 107,5 104,4 102,4 99,3 96,3 93,2 90,1 87,1 84,1 81,0 78,0 74,0 71,0 68,0 65,0 61,0 58,0 55,0 52,0 48,0 45,1 42,1 39,1 36,2 33,3 30,3 27,4 25,4 22,5 20,6 17,7 15,7 13,8 11,9 9,10 7,11 6,12 5,13 3,14 2,15 1,16 1,18 0,18 0,19 0,21 0,22 0,23 0,24 0,25 1,26 1,27 2,28 3,29 5,30 6,31 7,32 9,33 11,34 13,35 15,36 17,37 20,38 22,38 25,39 27,40 30,40 33,41 36,41 39,42 42,42 45,43 48,43 52,43 55,43 58,44 61,44 65,44 68,44 71,44 74,43 78,43 81,43 84,43 87,42 90,42 93,41 96,41 99,40 102,40 104,39 107,38 109,38 112,37 114,36 116,35 118,34 120,33 121,32 123,31 124,30 126,29 126,28 128,27 128,26 129,25 129,24 130,23">
            <text:p/>
          </draw:polygon>
          <draw:polygon draw:style-name="gr2" draw:layer="layout" svg:width="0.121cm" svg:height="0.034cm" svg:x="1.095cm" svg:y="0.302cm" svg:viewBox="0 0 122 35" draw:points="122,17 122,16 121,15 121,14 120,13 119,13 119,12 118,11 116,10 115,9 114,8 112,8 111,7 108,7 107,5 105,5 102,4 100,4 98,3 95,3 93,2 90,2 87,1 85,1 82,0 79,0 76,0 73,0 70,0 67,0 63,0 61,0 58,0 55,0 52,0 48,0 45,0 42,0 39,0 36,1 34,1 31,2 29,2 26,3 23,3 21,4 19,4 17,5 14,5 13,7 10,7 9,8 7,8 6,9 5,10 4,11 2,12 2,13 1,13 0,14 0,15 0,16 0,17 0,18 0,18 0,20 1,21 2,21 2,22 4,23 5,24 6,25 7,26 9,26 10,27 13,28 14,29 17,29 19,29 21,30 23,31 26,31 29,32 31,32 34,33 36,33 39,34 42,34 45,34 48,34 52,34 55,35 58,35 61,35 63,35 67,35 70,34 73,34 76,34 79,34 82,34 85,33 87,33 90,32 93,32 95,31 98,31 100,30 102,29 105,29 107,29 108,28 111,27 112,26 114,26 115,25 116,24 118,23 119,22 119,21 120,21 121,20 121,18 122,18">
            <text:p/>
          </draw:polygon>
          <draw:polygon draw:style-name="gr6" draw:layer="layout" svg:width="0.043cm" svg:height="0.017cm" svg:x="1.164cm" svg:y="0.31cm" svg:viewBox="0 0 44 18" draw:points="0,9 8,18 26,9 44,9 35,0 8,0 17,0">
            <text:p/>
          </draw:polygon>
          <draw:polygon draw:style-name="gr6" draw:layer="layout" svg:width="0.043cm" svg:height="0.017cm" svg:x="1.112cm" svg:y="0.327cm" svg:viewBox="0 0 44 18" draw:points="44,0 35,0 17,9 0,9 8,18 35,18 26,9">
            <text:p/>
          </draw:polygon>
          <draw:polygon draw:style-name="gr6" draw:layer="layout" svg:width="0.043cm" svg:height="0.017cm" svg:x="1.121cm" svg:y="0.31cm" svg:viewBox="0 0 44 18" draw:points="0,0 8,0 26,9 44,9 35,18 8,18 17,9">
            <text:p/>
          </draw:polygon>
          <draw:polygon draw:style-name="gr6" draw:layer="layout" svg:width="0.043cm" svg:height="0.017cm" svg:x="1.164cm" svg:y="0.327cm" svg:viewBox="0 0 44 18" draw:points="44,9 26,18 8,9 0,9 0,0 26,0 17,0">
            <text:p/>
          </draw:polygon>
          <draw:polygon draw:style-name="gr8" draw:layer="layout" svg:width="0.043cm" svg:height="0.017cm" svg:x="1.164cm" svg:y="0.31cm" svg:viewBox="0 0 44 18" draw:points="0,9 8,18 35,9 44,9 35,0 8,0 17,9">
            <text:p/>
          </draw:polygon>
          <draw:polygon draw:style-name="gr8" draw:layer="layout" svg:width="0.035cm" svg:height="0.017cm" svg:x="1.121cm" svg:y="0.327cm" svg:viewBox="0 0 36 18" draw:points="36,9 26,0 9,9 0,9 0,18 26,18 17,9">
            <text:p/>
          </draw:polygon>
          <draw:polygon draw:style-name="gr8" draw:layer="layout" svg:width="0.043cm" svg:height="0.017cm" svg:x="1.121cm" svg:y="0.31cm" svg:viewBox="0 0 44 18" draw:points="0,9 8,0 35,9 44,9 35,18 8,18 17,9">
            <text:p/>
          </draw:polygon>
          <draw:polygon draw:style-name="gr8" draw:layer="layout" svg:width="0.043cm" svg:height="0.017cm" svg:x="1.164cm" svg:y="0.327cm" svg:viewBox="0 0 44 18" draw:points="44,18 35,18 8,9 0,9 0,0 26,0 17,9">
            <text:p/>
          </draw:polygon>
          <draw:line draw:style-name="gr2" draw:layer="layout" svg:x1="1.095cm" svg:y1="0.319cm" svg:x2="1.095cm" svg:y2="0.354cm">
            <text:p/>
          </draw:line>
          <draw:line draw:style-name="gr2" draw:layer="layout" svg:x1="1.224cm" svg:y1="0.319cm" svg:x2="1.224cm" svg:y2="0.354cm">
            <text:p/>
          </draw:line>
          <draw:polygon draw:style-name="gr11" draw:layer="layout" svg:width="0.12cm" svg:height="0.043cm" svg:x="0.982cm" svg:y="0.465cm" svg:viewBox="0 0 121 44" draw:points="121,22 121,21 120,19 120,18 120,17 119,16 118,15 117,14 116,13 114,12 113,11 111,10 110,9 108,8 106,7 104,7 102,6 100,5 97,4 95,4 92,3 90,2 87,2 84,1 81,1 78,0 75,0 72,0 69,0 66,0 63,0 60,0 57,0 54,0 51,0 48,0 45,0 42,0 39,1 36,1 34,2 31,2 28,3 25,4 23,4 21,5 19,6 16,7 15,7 12,8 10,9 9,10 7,11 6,12 4,13 3,14 2,15 2,16 1,17 0,18 0,19 0,21 0,22 0,23 0,24 0,25 1,26 2,27 2,28 3,29 4,30 6,31 7,32 9,33 10,35 12,35 15,36 16,37 19,38 21,38 23,39 25,40 28,40 31,41 34,41 36,42 39,43 42,43 45,43 48,44 51,44 54,44 57,44 60,44 63,44 66,44 69,44 72,44 75,43 78,43 81,43 84,42 87,41 90,41 92,40 95,40 97,39 100,38 102,38 104,37 106,36 108,35 110,35 111,33 113,32 114,31 116,30 117,29 118,28 119,27 120,26 120,25 120,24 121,23">
            <text:p/>
          </draw:polygon>
          <draw:polygon draw:style-name="gr2" draw:layer="layout" svg:width="0.121cm" svg:height="0.034cm" svg:x="0.974cm" svg:y="0.466cm" svg:viewBox="0 0 122 35" draw:points="122,17 122,16 121,15 121,14 120,13 119,13 119,12 117,11 116,10 115,9 114,8 112,7 110,7 108,6 106,5 105,5 102,4 100,4 98,3 95,2 93,2 90,2 87,1 84,1 82,0 79,0 75,0 72,0 70,0 67,0 63,0 60,0 58,0 54,0 51,0 48,0 45,0 42,0 39,0 36,1 34,1 31,2 28,2 26,2 23,3 20,4 19,4 16,5 14,5 13,6 10,7 9,7 7,8 6,9 4,10 4,11 2,12 1,13 1,13 0,14 0,15 0,16 0,17 0,18 0,19 0,20 1,21 1,21 2,22 4,23 4,24 6,24 7,26 9,26 10,27 13,28 14,28 16,29 19,30 20,30 23,31 26,31 28,31 31,32 34,33 36,33 39,34 42,34 45,34 48,34 51,34 54,35 58,35 60,35 63,35 67,35 70,34 72,34 75,34 79,34 82,34 84,33 87,33 90,32 93,31 95,31 98,31 100,30 102,30 105,29 106,28 108,28 110,27 112,26 114,26 115,24 116,24 117,23 119,22 119,21 120,21 121,20 121,19 122,18">
            <text:p/>
          </draw:polygon>
          <draw:polygon draw:style-name="gr11" draw:layer="layout" svg:width="0.121cm" svg:height="0.035cm" svg:x="0.983cm" svg:y="0.457cm" svg:viewBox="0 0 122 36" draw:points="0,0 0,36 122,36 122,0">
            <text:p/>
          </draw:polygon>
          <draw:polygon draw:style-name="gr3" draw:layer="layout" svg:width="0.12cm" svg:height="0.043cm" svg:x="0.982cm" svg:y="0.439cm" svg:viewBox="0 0 121 44" draw:points="121,22 121,21 120,19 120,18 120,17 119,16 118,15 117,14 116,13 114,12 113,11 111,10 110,9 108,8 106,7 104,7 102,5 100,5 97,4 95,4 92,3 90,2 87,2 84,1 81,1 78,1 75,0 72,0 69,0 66,0 63,0 60,0 57,0 54,0 51,0 48,0 45,0 42,1 39,1 36,1 34,2 31,2 28,3 25,4 23,4 21,5 19,5 16,7 15,7 12,8 10,9 9,10 7,11 6,12 4,13 3,14 2,15 2,16 1,17 0,18 0,19 0,21 0,22 0,23 0,24 0,25 1,26 2,27 2,28 3,29 4,30 6,31 7,32 9,33 10,34 12,35 15,36 16,36 19,37 21,38 23,39 25,40 28,40 31,41 34,41 36,42 39,42 42,43 45,43 48,43 51,43 54,44 57,44 60,44 63,44 66,44 69,43 72,43 75,43 78,43 81,42 84,42 87,41 90,41 92,40 95,40 97,39 100,38 102,37 104,36 106,36 108,35 110,34 111,33 113,32 114,31 116,30 117,29 118,28 119,27 120,26 120,25 120,24 121,23">
            <text:p/>
          </draw:polygon>
          <draw:polygon draw:style-name="gr2" draw:layer="layout" svg:width="0.121cm" svg:height="0.034cm" svg:x="0.974cm" svg:y="0.439cm" svg:viewBox="0 0 122 35" draw:points="122,17 122,16 121,15 121,14 120,14 119,13 119,12 117,11 116,10 115,10 114,8 112,8 110,7 108,6 106,6 105,5 102,4 100,4 98,3 95,3 93,2 90,2 87,1 84,1 82,0 79,0 75,0 72,0 70,0 67,0 63,0 60,0 58,0 54,0 51,0 48,0 45,0 42,0 39,0 36,1 34,1 31,2 28,2 26,3 23,3 20,4 19,4 16,5 14,6 13,6 10,7 9,8 7,8 6,10 4,10 4,11 2,12 1,13 1,14 0,14 0,15 0,16 0,17 0,18 0,19 0,20 1,21 1,21 2,22 4,23 4,24 6,24 7,26 9,26 10,27 13,28 14,29 16,29 19,30 20,30 23,31 26,32 28,32 31,32 34,33 36,33 39,34 42,34 45,34 48,34 51,34 54,35 58,35 60,35 63,35 67,35 70,34 72,34 75,34 79,34 82,34 84,33 87,33 90,32 93,32 95,32 98,31 100,30 102,30 105,29 106,29 108,28 110,27 112,26 114,26 115,24 116,24 117,23 119,22 119,21 120,21 121,20 121,19 122,18">
            <text:p/>
          </draw:polygon>
          <draw:polygon draw:style-name="gr6" draw:layer="layout" svg:width="0.043cm" svg:height="0.017cm" svg:x="1.043cm" svg:y="0.439cm" svg:viewBox="0 0 44 18" draw:points="0,18 8,18 35,9 44,9 35,0 8,0 26,9">
            <text:p/>
          </draw:polygon>
          <draw:polygon draw:style-name="gr6" draw:layer="layout" svg:width="0.043cm" svg:height="0.017cm" svg:x="1cm" svg:y="0.457cm" svg:viewBox="0 0 44 18" draw:points="44,9 35,0 8,9 0,9 8,18 35,18 17,18">
            <text:p/>
          </draw:polygon>
          <draw:polygon draw:style-name="gr6" draw:layer="layout" svg:width="0.043cm" svg:height="0.017cm" svg:x="1cm" svg:y="0.439cm" svg:viewBox="0 0 44 18" draw:points="0,9 8,0 35,9 44,9 35,18 8,18 26,18">
            <text:p/>
          </draw:polygon>
          <draw:polygon draw:style-name="gr6" draw:layer="layout" svg:width="0.043cm" svg:height="0.017cm" svg:x="1.043cm" svg:y="0.457cm" svg:viewBox="0 0 44 18" draw:points="44,18 35,18 8,9 0,9 8,0 35,0 26,9">
            <text:p/>
          </draw:polygon>
          <draw:polygon draw:style-name="gr8" draw:layer="layout" svg:width="0.043cm" svg:height="0.017cm" svg:x="1.043cm" svg:y="0.439cm" svg:viewBox="0 0 44 18" draw:points="0,18 8,18 35,9 44,9 44,0 8,0 26,9">
            <text:p/>
          </draw:polygon>
          <draw:polygon draw:style-name="gr8" draw:layer="layout" svg:width="0.043cm" svg:height="0.017cm" svg:x="1cm" svg:y="0.457cm" svg:viewBox="0 0 44 18" draw:points="44,9 35,0 8,9 0,9 8,18 35,18 17,18">
            <text:p/>
          </draw:polygon>
          <draw:polygon draw:style-name="gr8" draw:layer="layout" svg:width="0.043cm" svg:height="0.017cm" svg:x="1cm" svg:y="0.439cm" svg:viewBox="0 0 44 18" draw:points="0,9 8,0 35,9 44,9 35,18 8,18 26,18">
            <text:p/>
          </draw:polygon>
          <draw:polygon draw:style-name="gr8" draw:layer="layout" svg:width="0.043cm" svg:height="0.017cm" svg:x="1.043cm" svg:y="0.457cm" svg:viewBox="0 0 44 18" draw:points="44,18 35,18 8,9 0,9 8,0 35,0 26,9">
            <text:p/>
          </draw:polygon>
          <draw:line draw:style-name="gr2" draw:layer="layout" svg:x1="0.974cm" svg:y1="0.457cm" svg:x2="0.974cm" svg:y2="0.484cm">
            <text:p/>
          </draw:line>
          <draw:line draw:style-name="gr2" draw:layer="layout" svg:x1="1.104cm" svg:y1="0.457cm" svg:x2="1.104cm" svg:y2="0.484cm">
            <text:p/>
          </draw:line>
          <draw:polygon draw:style-name="gr12" draw:layer="layout" svg:width="0.215cm" svg:height="0.267cm" svg:x="0.776cm" svg:y="1.328cm" svg:viewBox="0 0 216 268" draw:points="120,0 129,120 146,129 207,172 216,242 155,242 112,242 112,259 43,268 17,268 0,268 0,207 8,190 25,147 17,25">
            <text:p/>
          </draw:polygon>
          <draw:polygon draw:style-name="gr7" draw:layer="layout" svg:width="0.215cm" svg:height="0.267cm" svg:x="0.776cm" svg:y="1.328cm" svg:viewBox="0 0 216 268" draw:points="120,0 129,120 146,129 207,172 216,242 155,242 112,242 112,259 43,268 17,268 0,268 0,207 8,190 25,147 17,25">
            <text:p/>
          </draw:polygon>
          <draw:polygon draw:style-name="gr13" draw:layer="layout" svg:width="0.345cm" svg:height="0.431cm" svg:x="0.604cm" svg:y="1.043cm" svg:viewBox="0 0 346 432" draw:points="0,0 224,8 285,0 319,17 328,51 346,371 319,423 268,432 190,423 164,198">
            <text:p/>
          </draw:polygon>
          <draw:polygon draw:style-name="gr7" draw:layer="layout" svg:width="0.345cm" svg:height="0.431cm" svg:x="0.604cm" svg:y="1.043cm" svg:viewBox="0 0 346 432" draw:points="0,0 224,8 285,0 319,17 328,51 346,371 319,423 268,432 190,423 164,198">
            <text:p/>
          </draw:polygon>
          <draw:polygon draw:style-name="gr14" draw:layer="layout" svg:width="0.232cm" svg:height="0.095cm" svg:x="0.647cm" svg:y="0.664cm" svg:viewBox="0 0 233 96" draw:points="0,34 68,34 120,0 189,17 215,26 233,44 224,87 215,87 198,61 189,44 155,61 181,70 189,70 189,87 112,96 60,87 8,87">
            <text:p/>
          </draw:polygon>
          <draw:polygon draw:style-name="gr7" draw:layer="layout" svg:width="0.232cm" svg:height="0.095cm" svg:x="0.647cm" svg:y="0.664cm" svg:viewBox="0 0 233 96" draw:points="0,34 68,34 120,0 189,17 215,26 233,44 224,87 215,87 198,61 189,44 155,61 181,70 189,70 189,87 112,96 60,87 8,87">
            <text:p/>
          </draw:polygon>
          <draw:polygon draw:style-name="gr13" draw:layer="layout" svg:width="0.302cm" svg:height="0.129cm" svg:x="0.414cm" svg:y="0.681cm" svg:viewBox="0 0 303 130" draw:points="0,0 285,8 303,34 303,86 77,130">
            <text:p/>
          </draw:polygon>
          <draw:polygon draw:style-name="gr7" draw:layer="layout" svg:width="0.302cm" svg:height="0.129cm" svg:x="0.414cm" svg:y="0.681cm" svg:viewBox="0 0 303 130" draw:points="0,0 285,8 303,34 303,86 77,130">
            <text:p/>
          </draw:polygon>
          <draw:polygon draw:style-name="gr12" draw:layer="layout" svg:width="0.328cm" svg:height="0.267cm" svg:x="0.94cm" svg:y="1.482cm" svg:viewBox="0 0 329 268" draw:points="164,0 147,86 173,86 225,121 294,121 320,129 329,155 320,181 250,224 225,233 181,233 112,242 112,268 86,268 51,268 26,259 0,242 0,199 17,155 26,129 43,103 60,17">
            <text:p/>
          </draw:polygon>
          <draw:polygon draw:style-name="gr7" draw:layer="layout" svg:width="0.328cm" svg:height="0.267cm" svg:x="0.94cm" svg:y="1.482cm" svg:viewBox="0 0 329 268" draw:points="164,0 147,86 173,86 225,121 294,121 320,129 329,155 320,181 250,224 225,233 181,233 112,242 112,268 86,268 51,268 26,259 0,242 0,199 17,155 26,129 43,103 60,17">
            <text:p/>
          </draw:polygon>
          <draw:polygon draw:style-name="gr15" draw:layer="layout" svg:width="0.457cm" svg:height="0.215cm" svg:x="0.483cm" svg:y="1.267cm" svg:viewBox="0 0 458 216" draw:points="0,155 449,0 458,17 458,43 449,60 17,216">
            <text:p/>
          </draw:polygon>
          <draw:polygon draw:style-name="gr15" draw:layer="layout" svg:width="0.457cm" svg:height="0.215cm" svg:x="0.483cm" svg:y="1.267cm" svg:viewBox="0 0 458 216" draw:points="0,155 449,0 458,17 458,43 449,60 17,216">
            <text:p/>
          </draw:polygon>
          <draw:polygon draw:style-name="gr7" draw:layer="layout" svg:width="0.457cm" svg:height="0.215cm" svg:x="0.483cm" svg:y="1.267cm" svg:viewBox="0 0 458 216" draw:points="0,155 449,0 458,17 458,43 449,60 17,216">
            <text:p/>
          </draw:polygon>
          <draw:polygon draw:style-name="gr16" draw:layer="layout" svg:width="0.647cm" svg:height="0.569cm" svg:x="0.164cm" svg:y="1.431cm" svg:viewBox="0 0 648 570" draw:points="388,0 397,189 622,103 639,112 648,172 630,172 630,198 622,215 613,215 596,207 587,189 587,172 414,241 570,414 579,483 570,509 570,526 561,552 553,561 544,561 527,570 518,561 510,535 501,526 518,509 527,500 527,483 535,483 544,466 362,258 60,431 60,457 52,466 52,509 43,517 34,526 17,526 0,509 17,466 17,448 34,423 26,371 311,224 216,138 198,155 190,172 172,189 138,164 138,155 146,138 172,129 181,103 224,69 328,164 328,17">
            <text:p/>
          </draw:polygon>
          <draw:polygon draw:style-name="gr7" draw:layer="layout" svg:width="0.647cm" svg:height="0.569cm" svg:x="0.164cm" svg:y="1.431cm" svg:viewBox="0 0 648 570" draw:points="388,0 397,189 622,103 639,112 648,172 630,172 630,198 622,215 613,215 596,207 587,189 587,172 414,241 570,414 579,483 570,509 570,526 561,552 553,561 544,561 527,570 518,561 510,535 501,526 518,509 527,500 527,483 535,483 544,466 362,258 60,431 60,457 52,466 52,509 43,517 34,526 17,526 0,509 17,466 17,448 34,423 26,371 311,224 216,138 198,155 190,172 172,189 138,164 138,155 146,138 172,129 181,103 224,69 328,164 328,17">
            <text:p/>
          </draw:polygon>
          <draw:polygon draw:style-name="gr14" draw:layer="layout" svg:width="0.19cm" svg:height="0.155cm" svg:x="0.957cm" svg:y="0.767cm" svg:viewBox="0 0 191 156" draw:points="0,95 60,60 60,25 95,0 104,0 104,25 147,8 182,0 191,25 182,34 182,112 112,138 95,138 69,156">
            <text:p/>
          </draw:polygon>
          <draw:polygon draw:style-name="gr7" draw:layer="layout" svg:width="0.19cm" svg:height="0.155cm" svg:x="0.957cm" svg:y="0.767cm" svg:viewBox="0 0 191 156" draw:points="0,95 60,60 60,25 95,0 104,0 104,25 147,8 182,0 191,25 182,34 182,112 112,138 95,138 69,156">
            <text:p/>
          </draw:polygon>
          <draw:polygon draw:style-name="gr14" draw:layer="layout" svg:width="0.302cm" svg:height="0.405cm" svg:x="0.388cm" svg:y="0.06cm" svg:viewBox="0 0 303 406" draw:points="277,34 277,112 277,129 303,189 294,207 277,207 277,241 259,241 268,250 259,284 250,310 233,319 207,319 172,345 138,406 0,284 69,0">
            <text:p/>
          </draw:polygon>
          <draw:polygon draw:style-name="gr14" draw:layer="layout" svg:width="0.302cm" svg:height="0.405cm" svg:x="0.388cm" svg:y="0.06cm" svg:viewBox="0 0 303 406" draw:points="277,34 277,112 277,129 303,189 294,207 277,207 277,241 259,241 268,250 259,284 250,310 233,319 207,319 172,345 138,406 0,284 69,0">
            <text:p/>
          </draw:polygon>
          <draw:polygon draw:style-name="gr7" draw:layer="layout" svg:width="0.302cm" svg:height="0.405cm" svg:x="0.388cm" svg:y="0.06cm" svg:viewBox="0 0 303 406" draw:points="277,34 277,112 277,129 303,189 294,207 277,207 277,241 259,241 268,250 259,284 250,310 233,319 207,319 172,345 138,406 0,284 69,0">
            <text:p/>
          </draw:polygon>
          <draw:polygon draw:style-name="gr12" draw:layer="layout" svg:width="0.362cm" svg:height="0.345cm" svg:x="0.328cm" svg:y="0cm" svg:viewBox="0 0 363 346" draw:points="207,233 181,259 155,328 77,346 43,337 0,276 0,172 0,120 43,43 103,0 198,0 293,25 319,43 363,86 363,112 302,129 259,120 250,164 259,233 224,250 215,242">
            <text:p/>
          </draw:polygon>
          <draw:polygon draw:style-name="gr17" draw:layer="layout" svg:width="0.362cm" svg:height="0.345cm" svg:x="0.328cm" svg:y="0cm" svg:viewBox="0 0 363 346" draw:points="207,233 181,259 155,328 77,346 43,337 0,276 0,172 0,120 43,43 103,0 198,0 293,25 319,43 363,86 363,112 302,129 259,120 250,164 259,233 224,250 215,242">
            <text:p/>
          </draw:polygon>
          <draw:polygon draw:style-name="gr13" draw:layer="layout" svg:width="0.586cm" svg:height="0.552cm" svg:x="0.578cm" svg:y="1.077cm" svg:viewBox="0 0 587 553" draw:points="379,181 0,319 52,129 0,26 250,8 345,8 422,8 535,0 569,17 587,77 587,173 569,336 578,526 535,535 491,553 371,535 397,207 379,173">
            <text:p/>
          </draw:polygon>
          <draw:polygon draw:style-name="gr13" draw:layer="layout" svg:width="0.586cm" svg:height="0.552cm" svg:x="0.578cm" svg:y="1.077cm" svg:viewBox="0 0 587 553" draw:points="379,181 0,319 52,129 0,26 250,8 345,8 422,8 535,0 569,17 587,77 587,173 569,336 578,526 535,535 491,553 371,535 397,207 379,173">
            <text:p/>
          </draw:polygon>
          <draw:polyline draw:style-name="gr7" draw:layer="layout" svg:width="0.586cm" svg:height="0.552cm" svg:x="0.578cm" svg:y="1.077cm" svg:viewBox="0 0 587 553" draw:points="379,181 0,319 52,129 0,26 250,8 345,8 422,8 535,0 569,17 587,77 587,173 569,336 578,526 535,535 491,553 371,535 397,207 379,173">
            <text:p/>
          </draw:polyline>
          <draw:polygon draw:style-name="gr8" draw:layer="layout" svg:width="0.19cm" svg:height="0.241cm" svg:x="0.328cm" svg:y="0.336cm" svg:viewBox="0 0 191 242" draw:points="0,43 17,8 43,0 78,8 112,25 138,43 173,94 191,164 182,242 164,198 8,155">
            <text:p/>
          </draw:polygon>
          <draw:polygon draw:style-name="gr7" draw:layer="layout" svg:width="0.19cm" svg:height="0.241cm" svg:x="0.328cm" svg:y="0.336cm" svg:viewBox="0 0 191 242" draw:points="0,43 17,8 43,0 78,8 112,25 138,43 173,94 191,164 182,242 164,198 8,155">
            <text:p/>
          </draw:polygon>
          <draw:polygon draw:style-name="gr18" draw:layer="layout" svg:width="0.604cm" svg:height="1.129cm" svg:x="0.138cm" svg:y="0.353cm" svg:viewBox="0 0 605 1130" draw:points="198,0 241,17 276,25 319,60 337,77 354,112 380,138 405,172 423,396 483,543 553,673 605,802 605,871 578,940 561,1000 553,1035 535,1078 423,1112 354,1130 190,897 120,750 0,595 8,491 17,344 25,198 34,146 60,94 86,51 138,25 155,17">
            <text:p/>
          </draw:polygon>
          <draw:polygon draw:style-name="gr7" draw:layer="layout" svg:width="0.604cm" svg:height="1.129cm" svg:x="0.138cm" svg:y="0.353cm" svg:viewBox="0 0 605 1130" draw:points="198,0 241,17 276,25 319,60 337,77 354,112 380,138 405,172 423,396 483,543 553,673 605,802 605,871 578,940 561,1000 553,1035 535,1078 423,1112 354,1130 190,897 120,750 0,595 8,491 17,344 25,198 34,146 60,94 86,51 138,25 155,17">
            <text:p/>
          </draw:polygon>
          <draw:polygon draw:style-name="gr18" draw:layer="layout" svg:width="0.638cm" svg:height="0.509cm" svg:x="0.422cm" svg:y="0.526cm" svg:viewBox="0 0 639 510" draw:points="103,0 26,69 17,112 8,172 0,224 26,337 95,397 172,440 285,484 397,510 544,457 639,397 595,345 552,319 388,362 362,337 319,337 258,233 215,155 190,103 172,43 155,25">
            <text:p/>
          </draw:polygon>
          <draw:polygon draw:style-name="gr7" draw:layer="layout" svg:width="0.638cm" svg:height="0.509cm" svg:x="0.422cm" svg:y="0.526cm" svg:viewBox="0 0 639 510" draw:points="103,0 26,69 17,112 8,172 0,224 26,337 95,397 172,440 285,484 397,510 544,457 639,397 595,345 552,319 388,362 362,337 319,337 258,233 215,155 190,103 172,43 155,25">
            <text:p/>
          </draw:polygon>
          <draw:polygon draw:style-name="gr15" draw:layer="layout" svg:width="0.509cm" svg:height="0.724cm" svg:x="0cm" svg:y="0.758cm" svg:viewBox="0 0 510 725" draw:points="51,0 103,78 224,129 388,492 449,587 510,725 397,725 224,621 0,0">
            <text:p/>
          </draw:polygon>
          <draw:polygon draw:style-name="gr7" draw:layer="layout" svg:width="0.509cm" svg:height="0.724cm" svg:x="0cm" svg:y="0.758cm" svg:viewBox="0 0 510 725" draw:points="51,0 103,78 224,129 388,492 449,587 510,725 397,725 224,621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iscoWorks Man</dc:title>
    <meta:creation-date>2011-02-07T16:39:46</meta:creation-date>
    <meta:editing-duration>P0D</meta:editing-duration>
    <meta:editing-cycles>1</meta:editing-cycles>
    <meta:document-statistic meta:object-count="112"/>
    <meta:generator>OpenOffice.org/3.3$Linux OpenOffice.org_project/330m20$Build-9567</meta:generator>
  </office:meta>
</office:document-meta>
</file>